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fo:color="#a52a2a"/>
    </style:style>
    <style:style style:name="T2" style:family="text">
      <style:text-properties fo:color="#0000cd"/>
    </style:style>
    <style:style style:name="T3" style:family="text">
      <style:text-properties fo:color="#ff0000"/>
    </style:style>
    <style:style style:name="T4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&lt;</text:span><text:span text:style-name="T1">!DOCTYPE</text:span><text:span text:style-name="T3"> html</text:span><text:span text:style-name="T2">&gt;</text:span><text:line-break/><text:span text:style-name="T2">&lt;</text:span><text:span text:style-name="T1">html</text:span><text:span text:style-name="T2">&gt;</text:span><text:line-break/><text:span text:style-name="T2">&lt;</text:span><text:span text:style-name="T1">body</text:span><text:span text:style-name="T2">&gt;</text:span><text:line-break/><text:line-break/><text:span text:style-name="T2">&lt;</text:span><text:span text:style-name="T1">h1</text:span><text:span text:style-name="T2">&gt;</text:span>My First Web Page<text:span text:style-name="T2">&lt;</text:span><text:span text:style-name="T1">/h1</text:span><text:span text:style-name="T2">&gt;</text:span><text:line-break/><text:span text:style-name="T2">&lt;</text:span><text:span text:style-name="T1">p</text:span><text:span text:style-name="T2">&gt;</text:span>My first paragraph.<text:span text:style-name="T2">&lt;</text:span><text:span text:style-name="T1">/p</text:span><text:span text:style-name="T2">&gt;</text:span><text:line-break/><text:line-break/><text:span text:style-name="T2">&lt;</text:span><text:span text:style-name="T1">script</text:span><text:span text:style-name="T2">&gt;</text:span><text:span text:style-name="T4"><text:line-break/>window.alert(</text:span><text:span text:style-name="T3">5</text:span><text:span text:style-name="T4"> + </text:span><text:span text:style-name="T3">6</text:span><text:span text:style-name="T4">);<text:line-break/></text:span><text:span text:style-name="T2">&lt;</text:span><text:span text:style-name="T1">/script</text:span><text:span text:style-name="T2">&gt;</text:span><text:line-break/><text:line-break/><text:span text:style-name="T2">&lt;</text:span><text:span text:style-name="T1">/body</text:span><text:span text:style-name="T2">&gt;</text:span><text:line-break/><text:span text:style-name="T2">&lt;</text:span><text:span text:style-name="T1">/html</text:span><text:span text:style-name="T2">&gt;</text:span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4:36:01.632192579</meta:creation-date>
    <dc:date>2019-02-25T14:36:29.028005329</dc:date>
    <meta:editing-duration>PT29S</meta:editing-duration>
    <meta:editing-cycles>1</meta:editing-cycles>
    <meta:document-statistic meta:table-count="0" meta:image-count="0" meta:object-count="0" meta:page-count="1" meta:paragraph-count="1" meta:word-count="18" meta:character-count="143" meta:non-whitespace-character-count="122"/>
    <meta:generator>LibreOffice/6.0.7.3$Linux_X86_64 LibreOffice_project/00m0$Build-3</meta:generator>
  </office:meta>
</office:document-meta>
</file>